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3cm" style:rel-column-width="16577*"/>
    </style:style>
    <style:style style:name="Tabelle2.B" style:family="table-column">
      <style:table-column-properties style:column-width="12.7cm" style:rel-column-width="4895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3cm" style:rel-column-width="16577*"/>
    </style:style>
    <style:style style:name="Tabelle3.B" style:family="table-column">
      <style:table-column-properties style:column-width="12.7cm" style:rel-column-width="4895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2" style:family="table-row">
      <style:table-row-properties style:min-row-height="1.281cm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3cm" style:rel-column-width="16577*"/>
    </style:style>
    <style:style style:name="Tabelle4.B" style:family="table-column">
      <style:table-column-properties style:column-width="12.7cm" style:rel-column-width="4895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2" style:family="table-row">
      <style:table-row-properties style:min-row-height="0.831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3cm" style:rel-column-width="16577*"/>
    </style:style>
    <style:style style:name="Tabelle1.B" style:family="table-column">
      <style:table-column-properties style:column-width="12.7cm" style:rel-column-width="489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4.3cm" style:rel-column-width="16577*"/>
    </style:style>
    <style:style style:name="Tabelle5.B" style:family="table-column">
      <style:table-column-properties style:column-width="12.7cm" style:rel-column-width="4895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2" style:family="table-row">
      <style:table-row-properties style:min-row-height="1.281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5cm" loext:contextual-spacing="false" fo:text-align="center" style:justify-single-word="false"/>
      <style:text-properties style:font-name="Open Sans ExtraBold" fo:language="en" fo:country="GB" officeooo:rsid="001be350" officeooo:paragraph-rsid="001be350"/>
    </style:style>
    <style:style style:name="P2" style:family="paragraph" style:parent-style-name="Standard">
      <style:paragraph-properties fo:margin-top="0cm" fo:margin-bottom="0.25cm" loext:contextual-spacing="false"/>
      <style:text-properties style:font-name="Open Sans" fo:font-size="12pt" fo:language="en" fo:country="GB" officeooo:rsid="001be350" officeooo:paragraph-rsid="001be350" style:font-size-asian="10.5pt" style:font-size-complex="12pt"/>
    </style:style>
    <style:style style:name="P3" style:family="paragraph" style:parent-style-name="Standard">
      <style:paragraph-properties fo:margin-top="0cm" fo:margin-bottom="0.25cm" loext:contextual-spacing="false" fo:text-align="center" style:justify-single-word="false"/>
      <style:text-properties style:font-name="Open Sans" fo:font-size="12pt" fo:language="en" fo:country="GB" officeooo:rsid="001be350" officeooo:paragraph-rsid="001be350" style:font-size-asian="10.5pt" style:font-size-complex="12pt"/>
    </style:style>
    <style:style style:name="P4" style:family="paragraph" style:parent-style-name="Table_20_Contents">
      <style:text-properties style:font-name="Open Sans" fo:language="en" fo:country="GB" officeooo:rsid="001fec4d" officeooo:paragraph-rsid="001fec4d"/>
    </style:style>
    <style:style style:name="P5" style:family="paragraph" style:parent-style-name="Table_20_Contents">
      <style:text-properties style:font-name="Open Sans" fo:language="en" fo:country="GB" officeooo:rsid="001fec4d" officeooo:paragraph-rsid="00218c5a"/>
    </style:style>
    <style:style style:name="P6" style:family="paragraph" style:parent-style-name="Table_20_Contents">
      <style:text-properties style:font-name="Open Sans" fo:language="en" fo:country="GB" officeooo:paragraph-rsid="001e6b06"/>
    </style:style>
    <style:style style:name="P7" style:family="paragraph" style:parent-style-name="Table_20_Contents">
      <style:text-properties style:font-name="Open Sans" fo:language="en" fo:country="GB" officeooo:rsid="00218c5a" officeooo:paragraph-rsid="00218c5a"/>
    </style:style>
    <style:style style:name="P8" style:family="paragraph" style:parent-style-name="Table_20_Contents">
      <style:text-properties style:font-name="Open Sans" fo:language="en" fo:country="GB" officeooo:rsid="0023506a" officeooo:paragraph-rsid="0023506a"/>
    </style:style>
    <style:style style:name="P9" style:family="paragraph" style:parent-style-name="Table_20_Contents">
      <style:text-properties style:font-name="Open Sans" fo:language="en" fo:country="GB" officeooo:rsid="0023506a" officeooo:paragraph-rsid="00254187"/>
    </style:style>
    <style:style style:name="P10" style:family="paragraph" style:parent-style-name="Table_20_Contents">
      <style:text-properties style:font-name="Open Sans" fo:language="en" fo:country="GB" officeooo:rsid="0023506a" officeooo:paragraph-rsid="0026e204"/>
    </style:style>
    <style:style style:name="P11" style:family="paragraph" style:parent-style-name="Table_20_Contents">
      <style:text-properties style:font-name="Open Sans" fo:language="en" fo:country="GB" officeooo:rsid="0023506a" officeooo:paragraph-rsid="002706b8"/>
    </style:style>
    <style:style style:name="P12" style:family="paragraph" style:parent-style-name="Table_20_Contents">
      <style:text-properties style:font-name="Open Sans" fo:language="en" fo:country="GB" officeooo:rsid="0023506a" officeooo:paragraph-rsid="0028cc29"/>
    </style:style>
    <style:style style:name="P13" style:family="paragraph" style:parent-style-name="Table_20_Contents">
      <style:text-properties style:font-name="Open Sans" fo:language="en" fo:country="GB" officeooo:paragraph-rsid="0028cc29"/>
    </style:style>
    <style:style style:name="P14" style:family="paragraph" style:parent-style-name="Table_20_Contents">
      <style:text-properties style:font-name="Open Sans" fo:language="en" fo:country="GB" officeooo:rsid="0028cc29" officeooo:paragraph-rsid="0028cc29"/>
    </style:style>
    <style:style style:name="P15" style:family="paragraph" style:parent-style-name="Table_20_Contents">
      <style:text-properties style:font-name="Open Sans" fo:language="en" fo:country="GB" officeooo:rsid="0026e204" officeooo:paragraph-rsid="0026e204"/>
    </style:style>
    <style:style style:name="P16" style:family="paragraph" style:parent-style-name="Table_20_Contents">
      <style:text-properties fo:color="#2a6099" style:font-name="Open Sans" fo:language="en" fo:country="GB"/>
    </style:style>
    <style:style style:name="P17" style:family="paragraph" style:parent-style-name="Table_20_Contents">
      <style:text-properties fo:color="#2a6099" style:font-name="Open Sans" fo:language="en" fo:country="GB" officeooo:rsid="001e6b06" officeooo:paragraph-rsid="001e6b06"/>
    </style:style>
    <style:style style:name="P18" style:family="paragraph" style:parent-style-name="Table_20_Contents">
      <style:text-properties fo:color="#2a6099" style:font-name="Open Sans" fo:language="en" fo:country="GB" officeooo:rsid="001e6b06" officeooo:paragraph-rsid="0028cc29"/>
    </style:style>
    <style:style style:name="P19" style:family="paragraph" style:parent-style-name="Table_20_Contents">
      <style:text-properties fo:color="#2a6099" style:font-name="Open Sans" fo:language="en" fo:country="GB" officeooo:rsid="0029e0b7" officeooo:paragraph-rsid="0029e0b7"/>
    </style:style>
    <style:style style:name="P20" style:family="paragraph" style:parent-style-name="Table_20_Contents">
      <style:text-properties officeooo:paragraph-rsid="0028cc29"/>
    </style:style>
    <style:style style:name="P21" style:family="paragraph" style:parent-style-name="Table_20_Contents">
      <style:text-properties officeooo:rsid="0032a83c" officeooo:paragraph-rsid="0032a83c"/>
    </style:style>
    <style:style style:name="P22" style:family="paragraph" style:parent-style-name="Table_20_Contents">
      <style:text-properties fo:color="#000000" style:font-name="Consolas" fo:font-size="12pt" fo:language="en" fo:country="GB" fo:font-style="normal" fo:font-weight="normal" officeooo:rsid="001fec4d" officeooo:paragraph-rsid="0032a83c" fo:background-color="#eeeeee" style:font-size-asian="12pt" style:font-style-asian="normal" style:font-weight-asian="normal" style:font-size-complex="12pt"/>
    </style:style>
    <style:style style:name="P23" style:family="paragraph" style:parent-style-name="Text_20_body">
      <style:text-properties style:font-name="Open Sans" fo:language="en" fo:country="GB" officeooo:rsid="001e6b06" officeooo:paragraph-rsid="001e6b06"/>
    </style:style>
    <style:style style:name="P24" style:family="paragraph" style:parent-style-name="Text_20_body">
      <style:text-properties style:font-name="Open Sans" fo:font-size="14pt" fo:language="en" fo:country="GB" style:text-underline-style="solid" style:text-underline-width="auto" style:text-underline-color="font-color" officeooo:rsid="001e6b06" officeooo:paragraph-rsid="001e6b06" style:font-size-asian="14pt" style:font-size-complex="14pt"/>
    </style:style>
    <style:style style:name="P25" style:family="paragraph" style:parent-style-name="Text_20_body">
      <style:text-properties style:font-name="Open Sans" fo:font-size="14pt" fo:language="en" fo:country="GB" style:text-underline-style="solid" style:text-underline-width="auto" style:text-underline-color="font-color" officeooo:rsid="001e6b06" officeooo:paragraph-rsid="0028cc29" style:font-size-asian="14pt" style:font-size-complex="14pt"/>
    </style:style>
    <style:style style:name="P26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1e6b06" officeooo:paragraph-rsid="001e6b06" style:font-size-asian="14pt" style:font-size-complex="14pt"/>
    </style:style>
    <style:style style:name="P27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1e6b06" officeooo:paragraph-rsid="0028cc29" style:font-size-asian="14pt" style:font-size-complex="14pt"/>
    </style:style>
    <style:style style:name="P28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378ada" officeooo:paragraph-rsid="00378ada" style:font-size-asian="14pt" style:font-size-complex="14pt"/>
    </style:style>
    <style:style style:name="P29" style:family="paragraph" style:parent-style-name="Heading_20_1">
      <style:text-properties style:font-name="Open Sans ExtraBold" fo:font-size="24pt" fo:language="en" fo:country="GB" officeooo:rsid="001be350" officeooo:paragraph-rsid="001be350" style:font-size-asian="24pt" style:font-size-complex="24pt"/>
    </style:style>
    <style:style style:name="P30" style:family="paragraph" style:parent-style-name="Heading_20_1">
      <style:text-properties style:font-name="Open Sans ExtraBold" fo:font-size="24pt" fo:language="en" fo:country="GB" officeooo:rsid="001c7651" officeooo:paragraph-rsid="001c7651" style:font-size-asian="24pt" style:font-size-complex="24pt"/>
    </style:style>
    <style:style style:name="P31" style:family="paragraph" style:parent-style-name="Table_20_Contents" style:list-style-name="L1">
      <style:text-properties style:font-name="Open Sans" fo:language="en" fo:country="GB" officeooo:rsid="00218c5a" officeooo:paragraph-rsid="00218c5a"/>
    </style:style>
    <style:style style:name="P32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1e6b06" officeooo:paragraph-rsid="0028cc29" style:font-size-asian="14pt" style:font-size-complex="14pt"/>
    </style:style>
    <style:style style:name="P33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3a5560" officeooo:paragraph-rsid="003a5560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800" style:font-size-asian="24pt" style:font-size-complex="24pt"/>
    </style:style>
    <style:style style:name="T3" style:family="text">
      <style:text-properties officeooo:rsid="001e6b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e204" style:font-weight-asian="bold" style:font-weight-complex="bold"/>
    </style:style>
    <style:style style:name="T6" style:family="text">
      <style:text-properties style:font-name="Open Sans" fo:language="en" fo:country="GB"/>
    </style:style>
    <style:style style:name="T7" style:family="text">
      <style:text-properties style:font-name="Open Sans" fo:language="en" fo:country="GB" officeooo:rsid="0026e204"/>
    </style:style>
    <style:style style:name="T8" style:family="text">
      <style:text-properties style:font-name="Open Sans" fo:language="en" fo:country="GB" officeooo:rsid="0029e0b7"/>
    </style:style>
    <style:style style:name="T9" style:family="text">
      <style:text-properties style:font-name="Open Sans" fo:language="en" fo:country="GB" officeooo:rsid="002b3d81"/>
    </style:style>
    <style:style style:name="T10" style:family="text">
      <style:text-properties style:font-name="Open Sans" fo:language="en" fo:country="GB" fo:font-weight="bold" style:font-weight-asian="bold" style:font-weight-complex="bold"/>
    </style:style>
    <style:style style:name="T11" style:family="text">
      <style:text-properties style:font-name="Open Sans" fo:language="en" fo:country="GB" fo:font-weight="bold" officeooo:rsid="002b3d81" style:font-weight-asian="bold" style:font-weight-complex="bold"/>
    </style:style>
    <style:style style:name="T12" style:family="text">
      <style:text-properties style:font-name="Open Sans" fo:language="en" fo:country="GB" fo:font-weight="normal" officeooo:rsid="002b3d81" style:font-weight-asian="normal" style:font-weight-complex="normal"/>
    </style:style>
    <style:style style:name="T13" style:family="text">
      <style:text-properties style:font-name="Open Sans" fo:language="en" fo:country="GB" officeooo:rsid="0032a83c"/>
    </style:style>
    <style:style style:name="T14" style:family="text">
      <style:text-properties style:font-name="Open Sans" fo:language="en" fo:country="GB" officeooo:rsid="0034934c"/>
    </style:style>
    <style:style style:name="T15" style:family="text">
      <style:text-properties style:font-name="Open Sans" fo:language="en" fo:country="GB" officeooo:rsid="00392ada"/>
    </style:style>
    <style:style style:name="T16" style:family="text">
      <style:text-properties officeooo:rsid="00218c5a"/>
    </style:style>
    <style:style style:name="T17" style:family="text">
      <style:text-properties fo:color="#000000" style:font-name="Consolas" fo:font-size="12pt" fo:font-style="normal" fo:font-weight="normal" fo:background-color="#eeeeee" loext:char-shading-value="0" style:font-size-asian="12pt" style:font-style-asian="normal" style:font-weight-asian="normal" style:font-size-complex="12pt"/>
    </style:style>
    <style:style style:name="T18" style:family="text">
      <style:text-properties fo:color="#000000" style:font-name="Consolas" fo:font-size="12pt" fo:font-style="normal" fo:font-weight="normal" officeooo:rsid="001fec4d" fo:background-color="#eeeeee" loext:char-shading-value="0" style:font-size-asian="12pt" style:font-style-asian="normal" style:font-weight-asian="normal" style:font-size-complex="12pt"/>
    </style:style>
    <style:style style:name="T19" style:family="text">
      <style:text-properties fo:color="#000000" style:font-name="Consolas" fo:font-size="12pt" fo:language="en" fo:country="GB" fo:font-style="normal" fo:font-weight="normal" officeooo:rsid="001fec4d" fo:background-color="#eeeeee" loext:char-shading-value="0" style:font-size-asian="12pt" style:font-style-asian="normal" style:font-weight-asian="normal" style:font-size-complex="12pt"/>
    </style:style>
    <style:style style:name="T20" style:family="text">
      <style:text-properties fo:color="#000000" style:font-name="Consolas" fo:font-size="12pt" fo:language="en" fo:country="GB" fo:font-style="normal" fo:font-weight="normal" officeooo:rsid="0034934c" fo:background-color="#eeeeee" loext:char-shading-value="0" style:font-size-asian="12pt" style:font-style-asian="normal" style:font-weight-asian="normal" style:font-size-complex="12pt"/>
    </style:style>
    <style:style style:name="T21" style:family="text">
      <style:text-properties fo:color="#000000" fo:font-weight="bold" officeooo:rsid="00218c5a" style:font-weight-asian="bold" style:font-weight-complex="bold"/>
    </style:style>
    <style:style style:name="T22" style:family="text">
      <style:text-properties officeooo:rsid="0025f885"/>
    </style:style>
    <style:style style:name="T23" style:family="text">
      <style:text-properties officeooo:rsid="0026e204"/>
    </style:style>
    <style:style style:name="T24" style:family="text">
      <style:text-properties officeooo:rsid="0028cc29"/>
    </style:style>
    <style:style style:name="T25" style:family="text">
      <style:text-properties officeooo:rsid="0037d6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V </text:span><text:span text:style-name="T2">Changer</text:span><text:span text:style-name="T1"> Reference</text:span></text:p>
      <text:p text:style-name="P3">Hooks, Pointer and their way of getting them</text:p>
      <text:p text:style-name="P2"/>
      <text:h text:style-name="P29" text:outline-level="1">Zoom</text:h>
      <text:p text:style-name="P24">Pointer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FOV</text:p>
          </table:table-cell>
          <table:table-cell table:style-name="Tabelle2.B1" office:value-type="string">
            <text:p text:style-name="P4">Play around with FOV Setting.<text:line-break/><text:span text:style-name="T21">Note:</text:span><text:span text:style-name="T16"> There are each two Lock Values for FOV. </text:span></text:p>
            <text:list xml:id="list4158618219" text:style-name="L1">
              <text:list-item>
                <text:p text:style-name="P31">GUI Locking one: Offset -8 &amp; -4</text:p>
              </text:list-item>
              <text:list-item>
                <text:p text:style-name="P31">Other one: See Signatures</text:p>
              </text:list-item>
            </text:list>
          </table:table-cell>
        </table:table-row>
        <table:table-row>
          <table:table-cell table:style-name="Tabelle2.A2" office:value-type="string">
            <text:p text:style-name="P17">Sensitivity</text:p>
          </table:table-cell>
          <table:table-cell table:style-name="Tabelle2.B2" office:value-type="string">
            <text:p text:style-name="P5">The middle of the sensitivity setting is <text:span text:style-name="T17">0.5616388917</text:span>. Use that to get it from the Sensitivity Setting.</text:p>
          </table:table-cell>
        </table:table-row>
        <table:table-row>
          <table:table-cell table:style-name="Tabelle2.A2" office:value-type="string">
            <text:p text:style-name="P17">Hide Hand</text:p>
          </table:table-cell>
          <table:table-cell table:style-name="Tabelle2.B2" office:value-type="string">
            <text:p text:style-name="P7">Play around with Hide Hand Setting.</text:p>
          </table:table-cell>
        </table:table-row>
      </table:table>
      <text:p text:style-name="P26">Signatures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fovLow</text:p>
          </table:table-cell>
          <table:table-cell table:style-name="Tabelle3.B1" office:value-type="string">
            <text:p text:style-name="P7">See where FOV gets written. Scroll down until there’re instructions, that access values 130 and 30.</text:p>
            <text:p text:style-name="P8"><text:span text:style-name="T4">Aob:</text:span> <text:span text:style-name="T18">F3 0F 5F 35 0F 70 93 01 F3 0F 10 44 24 2C</text:span></text:p>
          </table:table-cell>
        </table:table-row>
        <table:table-row table:style-name="Tabelle3.2">
          <table:table-cell table:style-name="Tabelle3.A2" office:value-type="string">
            <text:p text:style-name="P16">fov<text:span text:style-name="T3">Max</text:span></text:p>
          </table:table-cell>
          <table:table-cell table:style-name="Tabelle3.B2" office:value-type="string">
            <text:p text:style-name="P6">__”__</text:p>
            <text:p text:style-name="P9"><text:span text:style-name="T4">Aob:</text:span> <text:span text:style-name="T18">F3 0F 5D 35 27 71 93 01 F3 0F 5D 05 63 68 93 01</text:span></text:p>
          </table:table-cell>
        </table:table-row>
      </table:table>
      <text:p text:style-name="P26">Hooks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hotbarUpCall</text:p>
          </table:table-cell>
          <table:table-cell table:style-name="Tabelle4.B1" office:value-type="string">
            <text:p text:style-name="P8">Search for a<text:span text:style-name="T22">n</text:span> address, that <text:span text:style-name="T22">stores current hotbar slot. (0 → 8)</text:span></text:p>
            <text:p text:style-name="P15">See what writes to it. Breakpoint that instruction and go up until you find a call, where it only gets triggered for one way (up or down) (Probably 2 stack traces up). Go to the beginning of the function (where the instruction is) and get the Aob for minhook.</text:p>
            <text:p text:style-name="P10"><text:span text:style-name="T5">Aob:</text:span><text:span text:style-name="T7"> </text:span><text:span text:style-name="T18">40 53 48 83 EC 20 48 8B 59 08 83 BB 7C 0A 00 00 01</text:span></text:p>
          </table:table-cell>
        </table:table-row>
        <table:table-row table:style-name="Tabelle4.2">
          <table:table-cell table:style-name="Tabelle4.A2" office:value-type="string">
            <text:p text:style-name="P17">hotbarDownCall</text:p>
          </table:table-cell>
          <table:table-cell table:style-name="Tabelle4.B2" office:value-type="string">
            <text:p text:style-name="P6">_”_</text:p>
            <text:p text:style-name="P11"><text:span text:style-name="T5">Aob:</text:span><text:span text:style-name="T23"> </text:span><text:span text:style-name="T18">40 53 48 83 EC 20 48 8B 19 83 BB 7C 0A 00 00 01</text:span></text:p>
          </table:table-cell>
        </table:table-row>
      </table:table>
      <text:p text:style-name="P23"/>
      <text:h text:style-name="P30" text:outline-level="1"><text:soft-page-break/>Freelook</text:h>
      <text:p text:style-name="P25">Pointer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C<text:span text:style-name="T24">urrent Perspective</text:span></text:p>
          </table:table-cell>
          <table:table-cell table:style-name="Tabelle1.B1" office:value-type="string">
            <text:p text:style-name="P14">Find address by using following scheme. <text:line-break/>0 → First Person, 1 → Third Person, 2 → From face thingy</text:p>
          </table:table-cell>
        </table:table-row>
      </table:table>
      <text:p text:style-name="P27">Signatures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9">Head</text:p>
          </table:table-cell>
          <table:table-cell table:style-name="Tabelle5.B1" office:value-type="string">
            <text:p text:style-name="P20"><text:span text:style-name="T8">Get </text:span><text:span text:style-name="T9">to the function</text:span><text:span text:style-name="T8"> </text:span><text:span text:style-name="T9">by changing the camera offset </text:span><text:span text:style-name="T15">(player_rotation_offset)</text:span><text:span text:style-name="T9"> of the third_person.json file inside definitions/cameras, </text:span><text:span text:style-name="T14">searching for this value and it’s usecases</text:span><text:span text:style-name="T9">. </text:span><text:span text:style-name="T14">(In our case a </text:span><text:span text:style-name="T19">addss </text:span><text:span text:style-name="T20">[rdi+110]</text:span><text:span text:style-name="T14">)</text:span><text:span text:style-name="T9"> Then inside this function, there should be a (</text:span><text:span text:style-name="T11">above</text:span><text:span text:style-name="T12">)</text:span><text:span text:style-name="T9"><text:line-break/></text:span><text:span text:style-name="T19">call qword ptr [rax+170]</text:span><text:span text:style-name="T9"><text:line-break/>which loads the input presumably. That’s for the </text:span><text:span text:style-name="T11">Body</text:span><text:span text:style-name="T9"> Signature.<text:line-break/>For the </text:span><text:span text:style-name="T11">Head</text:span><text:span text:style-name="T9"> bugging, after nopping the above, </text:span><text:span text:style-name="T13">go to a</text:span><text:span text:style-name="T14">n</text:span><text:span text:style-name="T13"> instruction at the end (of our function) where our orientation finally gets saved. Maybe it looks so:</text:span></text:p>
            <text:p text:style-name="P22">movss [rbx+628], xmm0</text:p>
            <text:p text:style-name="P21"><text:span text:style-name="T6">Find out which address it accesses and see what writes to it. The one what stops in the escape menu is the needed </text:span><text:span text:style-name="T10">Anti Head Instruction</text:span><text:span text:style-name="T6"> to nop.</text:span></text:p>
            <text:p text:style-name="P12"><text:span text:style-name="T4">Aob:</text:span> <text:span text:style-name="T18">F3 0F 11 83 90 06 00 00 48 8B 93 00 03 00 00</text:span></text:p>
          </table:table-cell>
        </table:table-row>
        <table:table-row table:style-name="Tabelle5.2">
          <table:table-cell table:style-name="Tabelle5.A2" office:value-type="string">
            <text:p text:style-name="P19">Body</text:p>
          </table:table-cell>
          <table:table-cell table:style-name="Tabelle5.B2" office:value-type="string">
            <text:p text:style-name="P13">__”__</text:p>
            <text:p text:style-name="P12"><text:span text:style-name="T4">Aob:</text:span> <text:span text:style-name="T18">FF 90 70 01 00 00 84 C0 0F 85 DC 00 00 00</text:span></text:p>
          </table:table-cell>
        </table:table-row>
      </table:table>
      <text:p text:style-name="P27"/>
      <text:p text:style-name="P33">supported: 1.16.2001</text:p>
      <text:p text:style-name="P28">ab 16 chars (lesbar +0x<text:span text:style-name="T25">F</text:span>) wird ein sozusagen doppelter pointer verwend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2:15:54.847000000</meta:creation-date>
    <dc:date>2020-12-31T15:52:47.203000000</dc:date>
    <meta:editing-duration>PT1H27M11S</meta:editing-duration>
    <meta:editing-cycles>22</meta:editing-cycles>
    <meta:generator>LibreOffice/6.3.2.2$Windows_X86_64 LibreOffice_project/98b30e735bda24bc04ab42594c85f7fd8be07b9c</meta:generator>
    <meta:document-statistic meta:table-count="5" meta:image-count="0" meta:object-count="0" meta:page-count="2" meta:paragraph-count="42" meta:word-count="403" meta:character-count="2080" meta:non-whitespace-character-count="1721"/>
  </office:meta>
</office:document-meta>
</file>